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5pt" officeooo:rsid="000227c8" officeooo:paragraph-rsid="000227c8" style:font-size-asian="10.5pt" style:font-size-complex="10.5pt"/>
    </style:style>
    <style:style style:name="P2" style:family="paragraph" style:parent-style-name="Standard">
      <style:text-properties fo:font-size="13pt" officeooo:rsid="0000dc4b" officeooo:paragraph-rsid="0000dc4b" style:font-size-asian="13pt" style:font-size-complex="13pt"/>
    </style:style>
    <style:style style:name="P3" style:family="paragraph" style:parent-style-name="Standard">
      <style:text-properties fo:font-size="13pt" fo:font-weight="bold" officeooo:rsid="0000dc4b" officeooo:paragraph-rsid="0000dc4b" style:font-size-asian="13pt" style:font-weight-asian="bold" style:font-size-complex="13pt" style:font-weight-complex="bold"/>
    </style:style>
    <style:style style:name="T1" style:family="text">
      <style:text-properties officeooo:rsid="0002366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Requirements:</text:p>
      <text:p text:style-name="P2"/>
      <text:p text:style-name="P2"><text:tab/>This project requires that the client have the necessary money to fund the site service for as long as they’d like to keep their resume online. This project also requires that the client have a resume ready at the time of beginning the site creation. If not, another party or the client themselves will have to create a resum<text:span text:style-name="T1">e or provide relevant information</text:span> to be placed onto the site. A portfolio of projects or other work that has been completed that pertains to the line of work is preferable, as it can lead to far more successful hiring due to the up front experience presented.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5pt" officeooo:rsid="000227c8" officeooo:paragraph-rsid="000227c8" style:font-size-asian="10.5pt" style:font-size-complex="10.5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osh Robertson<text:tab/>COSC 412- SE<text:tab/>Design Review Meeting - 4/12/20</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4-29T23:59:35.467600790</dc:date>
    <meta:editing-duration>PT5M58S</meta:editing-duration>
    <meta:editing-cycles>3</meta:editing-cycles>
    <meta:document-statistic meta:table-count="0" meta:image-count="0" meta:object-count="0" meta:page-count="1" meta:paragraph-count="3" meta:word-count="116" meta:character-count="658" meta:non-whitespace-character-count="543"/>
  </office:meta>
</office:document-meta>
</file>